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256.5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_C_exp64</text:p>
          </table:table-cell>
          <table:table-cell office:value-type="string" calcext:value-type="string">
            <text:p>11_C.v1.l0.ds1.l_combo0.ds_combo2.idays60.odays7</text:p>
          </table:table-cell>
          <table:table-cell office:value-type="float" office:value="0.897959172725678" calcext:value-type="float">
            <text:p>0.89795917272567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_AA_exp32</text:p>
          </table:table-cell>
          <table:table-cell office:value-type="string" calcext:value-type="string">
            <text:p>11_AA.v1.l0.ds1.l_combo0.ds_combo3.idays30.odays1</text:p>
          </table:table-cell>
          <table:table-cell office:value-type="float" office:value="0.923349440097809" calcext:value-type="float">
            <text:p>0.92334944009780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_C_exp32</text:p>
          </table:table-cell>
          <table:table-cell office:value-type="string" calcext:value-type="string">
            <text:p>11_C.v1.l0.ds1.l_combo0.ds_combo4.idays30.odays7</text:p>
          </table:table-cell>
          <table:table-cell office:value-type="float" office:value="0.922237634658814" calcext:value-type="float">
            <text:p>0.9222376346588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AVERAGE([.D2:.D4])" office:value-type="float" office:value="0.914515415827433" calcext:value-type="float">
            <text:p>0.91451541582743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4"/>
          <table:table-cell table:formula="of:=MIN([.D2:.D4])" office:value-type="float" office:value="0.897959172725678" calcext:value-type="float">
            <text:p>0.897959172725678</text:p>
          </table:table-cell>
          <table:table-cell table:formula="of:=MAX([.D2:.D4])" office:value-type="float" office:value="0.923349440097809" calcext:value-type="float">
            <text:p>0.92334944009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51:37.680525110</dc:date>
    <meta:editing-duration>PT1M10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